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C40000006F1802911F0BC787F5.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Negrit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Cabecera_20_Arial">
      <style:paragraph-properties fo:text-align="start" style:justify-single-word="false"/>
    </style:style>
    <style:style style:name="P2" style:family="paragraph" style:parent-style-name="Text_20_body">
      <style:text-properties style:font-name="Arial1" fo:font-size="16pt" style:font-size-asian="16pt" style:font-size-complex="16pt"/>
    </style:style>
    <style:style style:name="P3" style:family="paragraph" style:parent-style-name="Title">
      <style:text-properties style:font-name="Arial1" fo:font-size="16pt" style:font-size-asian="16pt" style:font-size-complex="16pt"/>
    </style:style>
    <style:style style:name="P4" style:family="paragraph" style:parent-style-name="Text_20_body">
      <style:paragraph-properties fo:margin-left="0cm" fo:margin-right="0cm" fo:text-align="center" style:justify-single-word="false" fo:text-indent="0cm" style:auto-text-indent="false"/>
      <style:text-properties officeooo:paragraph-rsid="001332d3"/>
    </style:style>
    <style:style style:name="P5" style:family="paragraph" style:parent-style-name="Cuerpo_20_de_20_texto_20_Arial">
      <style:text-properties officeooo:rsid="001c1978" officeooo:paragraph-rsid="001c1978"/>
    </style:style>
    <style:style style:name="P6" style:family="paragraph" style:parent-style-name="Cuerpo_20_de_20_texto_20_Arial">
      <style:text-properties officeooo:rsid="0039268f" officeooo:paragraph-rsid="0039268f"/>
    </style:style>
    <style:style style:name="P7" style:family="paragraph" style:parent-style-name="Cuerpo_20_de_20_texto_20_Arial">
      <style:text-properties officeooo:rsid="004308fd" officeooo:paragraph-rsid="004308fd"/>
    </style:style>
    <style:style style:name="P8" style:family="paragraph" style:parent-style-name="Footnote">
      <style:text-properties officeooo:rsid="00432fd1" officeooo:paragraph-rsid="00432fd1"/>
    </style:style>
    <style:style style:name="P9" style:family="paragraph" style:parent-style-name="Contents_20_1">
      <style:paragraph-properties>
        <style:tab-stops>
          <style:tab-stop style:position="16.2cm" style:type="right" style:leader-style="dotted" style:leader-text="."/>
        </style:tab-stops>
      </style:paragraph-properties>
    </style:style>
    <style:style style:name="P10" style:family="paragraph" style:parent-style-name="Contents_20_2">
      <style:paragraph-properties>
        <style:tab-stops>
          <style:tab-stop style:position="15.7cm" style:type="right" style:leader-style="dotted" style:leader-text="."/>
        </style:tab-stops>
      </style:paragraph-properties>
    </style:style>
    <style:style style:name="P11" style:family="paragraph" style:parent-style-name="Cuerpo_20_de_20_texto_20_Arial" style:list-style-name="L4"/>
    <style:style style:name="P12" style:family="paragraph" style:parent-style-name="Cuerpo_20_de_20_texto_20_Arial">
      <style:text-properties officeooo:rsid="004e2aac" officeooo:paragraph-rsid="004e2aac"/>
    </style:style>
    <style:style style:name="P13" style:family="paragraph" style:parent-style-name="Cuerpo_20_de_20_texto_20_Arial">
      <style:text-properties officeooo:paragraph-rsid="004e2aac"/>
    </style:style>
    <style:style style:name="P14" style:family="paragraph" style:parent-style-name="Cuerpo_20_de_20_texto_20_Arial">
      <style:text-properties officeooo:paragraph-rsid="0044a5b0"/>
    </style:style>
    <style:style style:name="P15" style:family="paragraph" style:parent-style-name="Cuerpo_20_de_20_texto_20_Arial">
      <style:text-properties officeooo:paragraph-rsid="004e7288"/>
    </style:style>
    <style:style style:name="P16" style:family="paragraph" style:parent-style-name="Footnote">
      <style:text-properties officeooo:rsid="00432fd1" officeooo:paragraph-rsid="00432fd1"/>
    </style:style>
    <style:style style:name="P17" style:family="paragraph" style:parent-style-name="Text_20_body" style:master-page-name="Páginas_20_sin_20_numeración">
      <style:paragraph-properties fo:margin-left="0cm" fo:margin-right="0cm" fo:text-align="center" style:justify-single-word="false" fo:text-indent="0cm" style:auto-text-indent="false" style:page-number="auto"/>
      <style:text-properties officeooo:paragraph-rsid="001332d3"/>
    </style:style>
    <style:style style:name="P18" style:family="paragraph" style:parent-style-name="Title">
      <style:text-properties officeooo:paragraph-rsid="004e2aac"/>
    </style:style>
    <style:style style:name="P19" style:family="paragraph" style:parent-style-name="Título_20_2_20_Arial">
      <style:paragraph-properties fo:margin-top="0.353cm" fo:margin-bottom="0.212cm" style:contextual-spacing="false" fo:keep-with-next="always"/>
      <style:text-properties style:font-name="Arial3" fo:font-size="13pt" fo:font-style="italic" fo:font-weight="normal" officeooo:rsid="004e2aac" officeooo:paragraph-rsid="004e2aac" style:font-name-asian="Microsoft YaHei" style:font-size-asian="16pt" style:font-style-asian="italic" style:font-weight-asian="normal" style:font-name-complex="Arial2" style:font-size-complex="16pt" style:font-style-complex="italic" style:font-weight-complex="normal"/>
    </style:style>
    <style:style style:name="P20" style:family="paragraph" style:parent-style-name="Título_20_2_20_Arial">
      <style:paragraph-properties fo:margin-top="0.353cm" fo:margin-bottom="0.212cm" style:contextual-spacing="false" fo:text-align="center" style:justify-single-word="false" fo:keep-with-next="always"/>
      <style:text-properties style:font-name="Arial3" fo:font-size="13pt" officeooo:rsid="004e2aac" officeooo:paragraph-rsid="004e2aac" style:font-name-asian="Microsoft YaHei" style:font-size-asian="16pt" style:font-name-complex="Arial2" style:font-size-complex="16pt"/>
    </style:style>
    <style:style style:name="P21" style:family="paragraph" style:parent-style-name="Título_20_2_20_Arial" style:list-style-name="">
      <style:text-properties officeooo:paragraph-rsid="004e2aac"/>
    </style:style>
    <style:style style:name="P22" style:family="paragraph" style:parent-style-name="Título_20_2_20_Arial">
      <style:text-properties officeooo:rsid="004e7288" officeooo:paragraph-rsid="004e7288"/>
    </style:style>
    <style:style style:name="P23" style:family="paragraph" style:parent-style-name="Título_20_Arial">
      <style:text-properties officeooo:paragraph-rsid="004e2aac"/>
    </style:style>
    <style:style style:name="P24" style:family="paragraph" style:parent-style-name="Título_20_Arial">
      <style:text-properties officeooo:paragraph-rsid="004e7288"/>
    </style:style>
    <style:style style:name="T1" style:family="text">
      <style:text-properties officeooo:rsid="0019b053"/>
    </style:style>
    <style:style style:name="T2" style:family="text">
      <style:text-properties officeooo:rsid="00261303"/>
    </style:style>
    <style:style style:name="T3" style:family="text">
      <style:text-properties officeooo:rsid="0039268f"/>
    </style:style>
    <style:style style:name="T4" style:family="text">
      <style:text-properties officeooo:rsid="0037ffd4"/>
    </style:style>
    <style:style style:name="T5" style:family="text">
      <style:text-properties style:font-name="Arial1" fo:font-size="16pt" style:font-size-asian="16pt" style:font-size-complex="16pt"/>
    </style:style>
    <style:style style:name="T6" style:family="text">
      <style:text-properties style:font-name="Arial1" fo:font-size="16pt" officeooo:rsid="001332d3" style:font-size-asian="16pt" style:font-size-complex="16pt"/>
    </style:style>
    <style:style style:name="T7" style:family="text">
      <style:text-properties style:font-name="Arial1" fo:font-size="16pt" officeooo:rsid="001719d1" style:font-size-asian="16pt" style:font-size-complex="16pt"/>
    </style:style>
    <style:style style:name="T8" style:family="text">
      <style:text-properties style:font-name="Arial1" fo:font-size="16pt" officeooo:rsid="001e6cd4" style:font-size-asian="16pt" style:font-size-complex="16pt"/>
    </style:style>
    <style:style style:name="T9" style:family="text">
      <style:text-properties style:font-name="Arial1" fo:font-size="16pt" officeooo:rsid="00469ae1" style:font-size-asian="16pt" style:font-size-complex="16pt"/>
    </style:style>
    <style:style style:name="T10" style:family="text">
      <style:text-properties style:font-name="Arial1" fo:font-size="16pt" officeooo:rsid="004e2aac" style:font-size-asian="16pt" style:font-size-complex="16pt"/>
    </style:style>
    <style:style style:name="T11" style:family="text">
      <style:text-properties style:font-name="Arial1" officeooo:rsid="004308fd"/>
    </style:style>
    <style:style style:name="T12" style:family="text">
      <style:text-properties officeooo:rsid="003be8b9"/>
    </style:style>
    <style:style style:name="T13" style:family="text">
      <style:text-properties fo:font-weight="normal" style:font-weight-asian="normal" style:font-weight-complex="normal"/>
    </style:style>
    <style:style style:name="T14" style:family="text">
      <style:text-properties officeooo:rsid="0042d1b5"/>
    </style:style>
    <style:style style:name="T15" style:family="text">
      <style:text-properties officeooo:rsid="004308fd"/>
    </style:style>
    <style:style style:name="T16" style:family="text">
      <style:text-properties officeooo:rsid="004e2aac"/>
    </style:style>
    <style:style style:name="T17" style:family="text">
      <style:text-properties officeooo:rsid="004e7288"/>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Title"><text:span text:style-name="Strong_20_Emphasis"><text:span text:style-name="T5"/></text:span></text:p>
      <text:p text:style-name="Text_20_body"><text:span text:style-name="Strong_20_Emphasis"><text:span text:style-name="T5"/></text:span></text:p>
      <text:p text:style-name="Title"><text:span text:style-name="Strong_20_Emphasis"><text:span text:style-name="T5">Cicl</text:span></text:span><text:span text:style-name="Strong_20_Emphasis"><text:span text:style-name="T7">o</text:span></text:span><text:span text:style-name="Strong_20_Emphasis"><text:span text:style-name="T5">: </text:span></text:span><text:span text:style-name="Strong_20_Emphasis"><text:span text:style-name="T8">CFGS </text:span></text:span><text:span text:style-name="Strong_20_Emphasis"><text:span text:style-name="T5">Desarrollo </text:span></text:span><text:span text:style-name="Strong_20_Emphasis"><text:span text:style-name="T8">de Aplicaciones </text:span></text:span><text:span text:style-name="Strong_20_Emphasis"><text:span text:style-name="T5">Web</text:span></text:span></text:p>
      <text:p text:style-name="Title"><text:span text:style-name="Strong_20_Emphasis"><text:span text:style-name="T5">Centro: CIFP Pau Casesnoves</text:span></text:span></text:p>
      <text:p text:style-name="P18"><text:span text:style-name="Strong_20_Emphasis"><text:span text:style-name="T9">Proyecto</text:span></text:span><text:span text:style-name="Strong_20_Emphasis"><text:span text:style-name="T5">: </text:span></text:span><text:span text:style-name="Strong_20_Emphasis"><text:span text:style-name="T9">Web de </text:span></text:span><text:span text:style-name="Strong_20_Emphasis"><text:span text:style-name="T5">Hotel “</text:span></text:span><text:span text:style-name="Strong_20_Emphasis"><text:span text:style-name="T6">Aura</text:span></text:span><text:span text:style-name="Strong_20_Emphasis"><text:span text:style-name="T5"> de Mallorca”</text:span></text:span></text:p>
      <text:p text:style-name="Title"><text:span text:style-name="Strong_20_Emphasis"><text:span text:style-name="T5">Alumno: </text:span></text:span><text:span text:style-name="Strong_20_Emphasis"><text:span text:style-name="T6">Fernando Gonz</text:span></text:span><text:span text:style-name="Strong_20_Emphasis"><text:span text:style-name="T10">á</text:span></text:span><text:span text:style-name="Strong_20_Emphasis"><text:span text:style-name="T6">lez Serrano</text:span></text:span></text:p>
      <text:p text:style-name="Title"><text:span text:style-name="Strong_20_Emphasis"><text:span text:style-name="T5">Curso académico: 2023-2024</text:span></text:span></text:p>
      <text:p text:style-name="P3"/>
      <text:p text:style-name="P2"/>
      <text:p text:style-name="P2"/>
      <text:p text:style-name="P2"/>
      <text:p text:style-name="P2"/>
      <text:p text:style-name="P2"/>
      <text:p text:style-name="P2"/>
      <text:p text:style-name="P2"/>
      <text:p text:style-name="P2"/>
      <text:p text:style-name="P2"/>
      <text:p text:style-name="P2"/>
      <text:table-of-content text:style-name="Sect1" text:name="Sumario1">
        <text:table-of-content-source text:outline-level="4" text:use-outline-level="false" text:use-index-marks="false" text:use-index-source-styles="true">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ítulo_20_Arial"/>
          </text:index-source-styles>
          <text:index-source-styles text:outline-level="2">
            <text:index-source-style text:style-name="Título_20_2_20_Arial"/>
          </text:index-source-styles>
        </text:table-of-content-source>
        <text:index-body>
          <text:index-title text:style-name="Sect1" text:name="Sumario1_Head">
            <text:p text:style-name="Contents_20_Heading"><text:soft-page-break/>Índice de contenidos</text:p>
          </text:index-title>
          <text:p text:style-name="P9"><text:a xlink:type="simple" xlink:href="#__RefHeading___Toc16151_2325840103" text:style-name="Index_20_Link" text:visited-style-name="Index_20_Link">DATOS PERSONALES, DEL CENTRO Y DE LA EMPRESA<text:tab/>3</text:a></text:p>
          <text:p text:style-name="P10"><text:a xlink:type="simple" xlink:href="#__RefHeading___Toc1257_1268718955%20Copia%201" text:style-name="Index_20_Link" text:visited-style-name="Index_20_Link">Nombre del alumno participante en el proyecto<text:tab/>3</text:a></text:p>
          <text:p text:style-name="P10"><text:a xlink:type="simple" xlink:href="#__RefHeading___Toc1257_1268718955%20Copia%201%20Copia%201" text:style-name="Index_20_Link" text:visited-style-name="Index_20_Link">Nombre del tutor<text:tab/>3</text:a></text:p>
          <text:p text:style-name="P10"><text:a xlink:type="simple" xlink:href="#__RefHeading___Toc1257_1268718955%20Copia%201%20Copia%201%20Copia%201" text:style-name="Index_20_Link" text:visited-style-name="Index_20_Link">Datos de la empresa<text:tab/>3</text:a></text:p>
          <text:p text:style-name="P9"><text:a xlink:type="simple" xlink:href="#__RefHeading___Toc1257_1268718955" text:style-name="Index_20_Link" text:visited-style-name="Index_20_Link">INTRODUCCIÓN<text:tab/>4</text:a></text:p>
          <text:p text:style-name="P10"><text:a xlink:type="simple" xlink:href="#__RefHeading___Toc1311_1268718955%20Copia%201" text:style-name="Index_20_Link" text:visited-style-name="Index_20_Link">Introducción a la memoria, justificación del proyecto.<text:tab/>4</text:a></text:p>
          <text:p text:style-name="P10"><text:a xlink:type="simple" xlink:href="#__RefHeading___Toc1311_1268718955" text:style-name="Index_20_Link" text:visited-style-name="Index_20_Link">Objetivos generales, beneficios, motivaciones personales...<text:tab/>4</text:a></text:p>
          <text:p text:style-name="P9"><text:a xlink:type="simple" xlink:href="#__RefHeading___Toc1257_1268718955%20Copia%202" text:style-name="Index_20_Link" text:visited-style-name="Index_20_Link">PLANIFICACIÓN TEMPORAL DEL PROYECTO<text:tab/>5</text:a></text:p>
          <text:p text:style-name="P10"><text:a xlink:type="simple" xlink:href="#__RefHeading___Toc1437_1624725723" text:style-name="Index_20_Link" text:visited-style-name="Index_20_Link">Relación prevista de las tareas a realizar en cada fase del proyecto (análisis, diseño, programación, pruebas, producción) y el lugar previsto de realización (empresa, casa o instituto)<text:tab/>5</text:a></text:p>
          <text:p text:style-name="P10"><text:a xlink:type="simple" xlink:href="#__RefHeading___Toc1441_1624725723" text:style-name="Index_20_Link" text:visited-style-name="Index_20_Link">Cronograma inicial previsto de tareas de cada fase: análisis, diseño, programación, pruebas, producción.<text:tab/>6</text:a></text:p>
          <text:p text:style-name="P9"><text:a xlink:type="simple" xlink:href="#__RefHeading___Toc2783_1268718955" text:style-name="Index_20_Link" text:visited-style-name="Index_20_Link">ANÁLISIS DE LA COMPETENCIA<text:tab/>7</text:a></text:p>
          <text:p text:style-name="P10"><text:a xlink:type="simple" xlink:href="#__RefHeading___Toc2785_1268718955" text:style-name="Index_20_Link" text:visited-style-name="Index_20_Link">Situación actual<text:tab/>7</text:a></text:p>
          <text:p text:style-name="P10"><text:a xlink:type="simple" xlink:href="#__RefHeading___Toc1439_1624725723" text:style-name="Index_20_Link" text:visited-style-name="Index_20_Link">Ventajas e inconvenientes de los productos del mercado en relación al producto previsto en el proyecto<text:tab/>7</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Text_20_body"><text:span text:style-name="Strong_20_Emphasis"/></text:p>
      <text:p text:style-name="Text_20_body"><text:span text:style-name="Strong_20_Emphasis"/></text:p>
      <text:p text:style-name="Text_20_body"><text:soft-page-break/><text:span text:style-name="Strong_20_Emphasis"/></text:p>
      <text:p text:style-name="P23"><text:span text:style-name="Strong_20_Emphasis"/></text:p>
      <text:p text:style-name="Título_20_Arial"><text:bookmark-start text:name="__RefHeading___Toc16151_2325840103"/><text:span text:style-name="Strong_20_Emphasis">DATOS PERSONALES, DEL CENTRO Y DE LA EMPRESA</text:span><text:bookmark-end text:name="__RefHeading___Toc16151_2325840103"/></text:p>
      <text:p text:style-name="P5"/>
      <text:h text:style-name="P19" text:outline-level="2"><text:bookmark-start text:name="__RefHeading___Toc1257_1268718955 Copia 1"/>Nombre del alumno participante en el proyecto<text:bookmark-end text:name="__RefHeading___Toc1257_1268718955 Copia 1"/></text:h>
      <text:p text:style-name="P12"><text:bookmark-start text:name="__RefHeading___Toc1309_1268718955 Copia 1"/>Fernando González Serrano.<text:bookmark-end text:name="__RefHeading___Toc1309_1268718955 Copia 1"/></text:p>
      <text:p text:style-name="P12"/>
      <text:h text:style-name="P19" text:outline-level="2"><text:bookmark-start text:name="__RefHeading___Toc1257_1268718955 Copia 1 Copia 1"/>Nombre del tutor<text:bookmark-end text:name="__RefHeading___Toc1257_1268718955 Copia 1 Copia 1"/></text:h>
      <text:p text:style-name="P12"><text:bookmark-start text:name="__RefHeading___Toc1309_1268718955 Copia 1 Copia 1"/>Carles Canals Gozalvez y Margalida Estrany Bonnin.<text:bookmark-end text:name="__RefHeading___Toc1309_1268718955 Copia 1 Copia 1"/></text:p>
      <text:p text:style-name="P12"/>
      <text:h text:style-name="P19" text:outline-level="2"><text:bookmark-start text:name="__RefHeading___Toc1257_1268718955 Copia 1 Copia 1 Copia 1"/>Datos de la empresa<text:bookmark-end text:name="__RefHeading___Toc1257_1268718955 Copia 1 Copia 1 Copia 1"/></text:h>
      <text:p text:style-name="P12"><text:bookmark-start text:name="__RefHeading___Toc1309_1268718955 Copia 1 Copia 1 Copia 1"/>Homerti (Ca S’amitger).<text:bookmark-end text:name="__RefHeading___Toc1309_1268718955 Copia 1 Copia 1 Copia 1"/></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4"><text:bookmark-start text:name="__RefHeading___Toc1257_1268718955"/><text:soft-page-break/><text:span text:style-name="Strong_20_Emphasis"><text:span text:style-name="T17">INTRODUCCIÓN</text:span></text:span><text:bookmark-end text:name="__RefHeading___Toc1257_1268718955"/></text:p>
      <text:h text:style-name="P20" text:outline-level="2"><text:bookmark-start text:name="__RefHeading___Toc1311_1268718955 Copia 1"/>Introducción a la memoria, justificación del proyecto.<text:bookmark-end text:name="__RefHeading___Toc1311_1268718955 Copia 1"/></text:h>
      <text:p text:style-name="Cuerpo_20_de_20_texto_20_Arial"/>
      <text:p text:style-name="Cuerpo_20_de_20_texto_20_Arial"><text:bookmark-start text:name="__RefHeading___Toc1309_1268718955"/>Desarrollo de la web completa del Hotel “Aura de Mallorca”, que contará con su sistema de reservas y cuentas, además de características diferenciadoras de otras webs de Hoteles, como servicios externos al hotel bajo su propiedad (por ejemplo: su propio jardín registrado enorme y precioso) y vinculados a la web, además de su propio sistema multi-idioma y que se podrá consumir como API (un servicio principal genérico que ofrece).<text:bookmark-end text:name="__RefHeading___Toc1309_1268718955"/></text:p>
      <text:p text:style-name="P6"/>
      <text:h text:style-name="P20" text:outline-level="2"><text:bookmark-start text:name="__RefHeading___Toc1311_1268718955"/>Objetivos generales, beneficios, motivaciones personales...<text:bookmark-end text:name="__RefHeading___Toc1311_1268718955"/></text:h>
      <text:p text:style-name="Cuerpo_20_de_20_texto_20_Arial"/>
      <text:p text:style-name="Cuerpo_20_de_20_texto_20_Arial"><text:bookmark-start text:name="__RefHeading___Toc1313_1268718955"/>Elegí este proyecto porque me apasiona el desarrollo web y me interesa trabajar en el sector hotelero. Creo que esta web puede ser una herramienta muy útil para el hotel Aura de Mallorca, ya que le permitirá mejorar su presencia en internet y ofrecer un servicio más completo a sus clientes, <text:span text:style-name="T12">además de incluir el gestor de traducciones multi-idioma que se podrá utilizar con esta web de ejemplo, pero en más webs autorizadas.</text:span><text:bookmark-end text:name="__RefHeading___Toc1313_1268718955"/></text:p>
      <text:p text:style-name="Cuerpo_20_de_20_texto_20_Arial"/>
      <text:p text:style-name="Cuerpo_20_de_20_texto_20_Arial"/>
      <text:p text:style-name="Cuerpo_20_de_20_texto_20_Arial"/>
      <text:p text:style-name="Cuerpo_20_de_20_texto_20_Arial"/>
      <text:p text:style-name="Cuerpo_20_de_20_texto_20_Arial"/>
      <text:p text:style-name="Cuerpo_20_de_20_texto_20_Arial"/>
      <text:p text:style-name="Cuerpo_20_de_20_texto_20_Arial"/>
      <text:p text:style-name="Cuerpo_20_de_20_texto_20_Arial"/>
      <text:p text:style-name="Cuerpo_20_de_20_texto_20_Arial"/>
      <text:p text:style-name="Cuerpo_20_de_20_texto_20_Arial"/>
      <text:p text:style-name="Cuerpo_20_de_20_texto_20_Arial"/>
      <text:p text:style-name="Cuerpo_20_de_20_texto_20_Arial"/>
      <text:p text:style-name="Cuerpo_20_de_20_texto_20_Arial"/>
      <text:p text:style-name="P23"><text:bookmark-start text:name="__RefHeading___Toc1257_1268718955 Copia 2"/><text:soft-page-break/><text:span text:style-name="Strong_20_Emphasis"><text:span text:style-name="T16">PLANIFICACIÓN TEMPORAL DEL PROYECTO</text:span></text:span><text:bookmark-end text:name="__RefHeading___Toc1257_1268718955 Copia 2"/></text:p>
      <text:h text:style-name="P21" text:outline-level="2"><text:bookmark-start text:name="__RefHeading___Toc1437_1624725723"/><text:span text:style-name="Strong_20_Emphasis"><text:span text:style-name="T13">Relación prevista de las tareas a realizar en cada fase del proyecto (análisis, diseño, programación, pruebas, producción) y el lugar previsto de realización (empresa, casa o instituto)</text:span></text:span> <text:bookmark-end text:name="__RefHeading___Toc1437_1624725723"/></text:h>
      <text:h text:style-name="Título_20_2_20_Arial" text:outline-level="2"/>
      <text:p text:style-name="Cuerpo_20_de_20_texto_20_Arial">Calendario provisional del <text:span text:style-name="T14">desarrollo del </text:span>proyecto <text:span text:style-name="T14">es el siguiente (es una primera planificación NO inicial y provisional antes del diagrama de Gantt más específico):</text:span></text:p>
      <text:list text:style-name="L4">
        <text:list-item>
          <text:p text:style-name="P11">Análisis y diseño: 2 semanas</text:p>
          <text:list>
            <text:list-item>
              <text:p text:style-name="P11">Estudio de los requisitos del proyecto</text:p>
            </text:list-item>
            <text:list-item>
              <text:p text:style-name="P11">Definición del diseño de la web</text:p>
            </text:list-item>
            <text:list-item>
              <text:p text:style-name="P11">Prototipado de la web</text:p>
            </text:list-item>
          </text:list>
        </text:list-item>
        <text:list-item>
          <text:p text:style-name="P11">Desarrollo: 4 semanas</text:p>
          <text:list>
            <text:list-item>
              <text:p text:style-name="P11">Desarrollo de la página de inicio</text:p>
            </text:list-item>
            <text:list-item>
              <text:p text:style-name="P11">Desarrollo de la página de reservas</text:p>
            </text:list-item>
            <text:list-item>
              <text:p text:style-name="P11">Desarrollo de la página de servicios</text:p>
            </text:list-item>
            <text:list-item>
              <text:p text:style-name="P11">Desarrollo de la página de contacto</text:p>
            </text:list-item>
            <text:list-item>
              <text:p text:style-name="P11">Desarrollo de la integración con los servicios externos</text:p>
            </text:list-item>
          </text:list>
        </text:list-item>
        <text:list-item>
          <text:p text:style-name="P11">Pruebas: 2 semanas</text:p>
          <text:list>
            <text:list-item>
              <text:p text:style-name="P11">Pruebas de funcionalidad</text:p>
            </text:list-item>
            <text:list-item>
              <text:p text:style-name="P11">Pruebas de rendimiento</text:p>
            </text:list-item>
            <text:list-item>
              <text:p text:style-name="P11">Pruebas de seguridad</text:p>
            </text:list-item>
          </text:list>
        </text:list-item>
      </text:list>
      <text:p text:style-name="Cuerpo_20_de_20_texto_20_Arial"><text:span text:style-name="T14">El</text:span> calendario es solo una estimación y puede variar a medida que avance el proyecto. Es importante realizar un seguimiento del progreso del proyecto para asegurarse de que se cumple el calendario previsto.</text:p>
      <text:p text:style-name="Cuerpo_20_de_20_texto_20_Arial"/>
      <text:p text:style-name="Cuerpo_20_de_20_texto_20_Arial"/>
      <text:p text:style-name="Cuerpo_20_de_20_texto_20_Arial"/>
      <text:p text:style-name="Cuerpo_20_de_20_texto_20_Arial"/>
      <text:p text:style-name="Cuerpo_20_de_20_texto_20_Arial"/>
      <text:p text:style-name="Cuerpo_20_de_20_texto_20_Arial"/>
      <text:p text:style-name="Cuerpo_20_de_20_texto_20_Arial"/>
      <text:p text:style-name="Cuerpo_20_de_20_texto_20_Arial"/>
      <text:h text:style-name="P21" text:outline-level="2"><text:bookmark-start text:name="__RefHeading___Toc1441_1624725723"/><text:soft-page-break/>Cronograma inicial previsto de tareas de cada fase: análisis, diseño, programación, pruebas, producción.<text:bookmark-end text:name="__RefHeading___Toc1441_1624725723"/></text:h>
      <text:p text:style-name="Cuerpo_20_de_20_texto_20_Arial"/>
      <text:p text:style-name="P12">Cronograma.</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23"><text:bookmark-start text:name="__RefHeading___Toc2783_1268718955"/><text:soft-page-break/><text:span text:style-name="Strong_20_Emphasis"><text:span text:style-name="T16">ANÁLISIS DE LA COMPETENCIA</text:span></text:span><text:bookmark-end text:name="__RefHeading___Toc2783_1268718955"/></text:p>
      <text:h text:style-name="P22" text:outline-level="2"><text:bookmark-start text:name="__RefHeading___Toc2785_1268718955"/>Situación actual<text:bookmark-end text:name="__RefHeading___Toc2785_1268718955"/></text:h>
      <text:p text:style-name="P14">Este proyecto es un desafío interesante que me permitirá poner en práctica mis conocimientos y habilidades <text:span text:style-name="T15">aprendidas en el CFGS </text:span>en Desarrollo <text:span text:style-name="T15">de Apps </text:span>Web <text:span text:style-name="T15">en el Pau Casesnoves</text:span>. Creo que esta web puede ser una herramienta muy útil para el hotel Aura de Mallorca, <text:span text:style-name="T15">una invención de empresa de hotel propia pero que se podría aplicar en la realidad con otro hotel. </text:span><text:span text:style-name="T11"><text:note text:id="ftn1" text:note-class="footnote"><text:note-citation text:label="!">!</text:note-citation><text:note-body><text:p text:style-name="P8">La fecha de entrega prevista del proyecto es el 1 de diciembre de 2023.</text:p></text:note-body></text:note></text:span></text:p>
      <text:p text:style-name="P14"><text:span text:style-name="T11"/></text:p>
      <text:h text:style-name="P22" text:outline-level="2"><text:bookmark-start text:name="__RefHeading___Toc1439_1624725723"/>Ventajas e inconvenientes de los productos del mercado en relación al producto previsto en el proyecto<text:bookmark-end text:name="__RefHeading___Toc1439_1624725723"/></text:h>
      <text:p text:style-name="P15"><text:span text:style-name="T11">Este proyecto es un desafío interesant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Negrit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fill-image draw:name="logoFull" xlink:href="Pictures/10000000000001C40000006F1802911F0BC787F5.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1cm" style:type="center"/>
          <style:tab-stop style:position="16.2cm" style:type="right"/>
        </style:tab-stops>
      </style:paragraph-properties>
    </style:style>
    <style:style style:name="Header" style:family="paragraph" style:parent-style-name="Header_20_and_20_Footer" style:class="extra">
      <style:paragraph-properties text:number-lines="false" text:line-number="0">
        <style:tab-stops>
          <style:tab-stop style:position="8.1cm" style:type="center"/>
          <style:tab-stop style:position="16.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1cm" style:type="center"/>
          <style:tab-stop style:position="16.2cm" style:type="right"/>
        </style:tab-stops>
      </style:paragraph-properties>
    </style:style>
    <style:style style:name="Cuerpo_20_de_20_texto_20_Arial" style:display-name="Cuerpo de texto Arial" style:family="paragraph" style:parent-style-name="Text_20_body" style:master-page-name="">
      <style:paragraph-properties fo:text-align="start" style:justify-single-word="false" style:page-number="auto"/>
      <style:text-properties style:font-name="Arial1" fo:font-family="Arial" style:font-family-generic="swiss" style:font-pitch="variable"/>
    </style:style>
    <style:style style:name="Frame_20_contents" style:display-name="Frame contents" style:family="paragraph" style:parent-style-name="Standard" style:class="extra"/>
    <style:style style:name="Cabecera_20_Arial" style:display-name="Cabecera Arial" style:family="paragraph" style:parent-style-name="Header">
      <style:text-properties style:font-name="Arial4" fo:font-family="Arial" style:font-style-name="Normal" style:font-family-generic="swiss" style:font-pitch="variable" fo:font-size="12pt"/>
    </style:style>
    <style:style style:name="Marginalia" style:family="paragraph" style:parent-style-name="Text_20_body" style:class="text">
      <style:paragraph-properties fo:margin-left="4.001cm" fo:text-indent="0cm" style:auto-text-indent="false"/>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1cm" style:type="center"/>
          <style:tab-stop style:position="16.2cm" style:type="right"/>
        </style:tab-stops>
      </style:paragraph-properties>
    </style:style>
    <style:style style:name="Pie_20_de_20_página_20_derecho_20_Arial" style:display-name="Pie de página derecho Arial" style:family="paragraph" style:parent-style-name="Footer_20_right" style:next-style-name="Footer_20_left" style:master-page-name="">
      <style:paragraph-properties style:page-number="auto"/>
      <style:text-properties style:font-name="Arial4" fo:font-family="Arial" style:font-style-name="Normal" style:font-family-generic="swiss" style:font-pitch="variable"/>
    </style:style>
    <style:style style:name="Footer_20_left" style:display-name="Footer left" style:family="paragraph" style:parent-style-name="Footer" style:class="extra">
      <style:paragraph-properties text:number-lines="false" text:line-number="0">
        <style:tab-stops>
          <style:tab-stop style:position="8.1cm" style:type="center"/>
          <style:tab-stop style:position="16.2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style:font-name="Arial3" fo:font-family="Arial" style:font-style-name="Negrita" style:font-family-generic="swiss" style:font-pitch="variable" fo:font-size="16pt" fo:font-weight="bold" style:font-size-asian="16pt" style:font-weight-asian="bold" style:font-size-complex="16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Nota_20_al_20_pie_20_Arial" style:display-name="Nota al pie Arial" style:family="paragraph" style:parent-style-name="Footnote">
      <style:text-properties style:font-name="Arial4" fo:font-family="Arial" style:font-style-name="Normal" style:font-family-generic="swiss" style:font-pitch="variable"/>
    </style:style>
    <style:style style:name="Nota_20_al_20_final_20_Arial" style:display-name="Nota al final Arial" style:family="paragraph" style:parent-style-name="Endnote"/>
    <style:style style:name="Título_20_Arial" style:display-name="Título Arial" style:family="paragraph" style:parent-style-name="Heading_20_1" style:auto-update="true" style:default-outline-level="" style:list-style-name="" style:master-page-name="">
      <style:paragraph-properties fo:text-align="center" style:justify-single-word="false" style:page-number="auto"/>
      <style:text-properties style:font-name="Arial3" fo:font-family="Arial" style:font-style-name="Negrita" style:font-family-generic="swiss" style:font-pitch="variable" fo:font-size="14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ítulo_20_del_20_índice_20_Arial" style:display-name="Título del índice Arial" style:family="paragraph" style:parent-style-name="Index_20_Heading" style:auto-update="true">
      <style:paragraph-properties fo:text-align="center" style:justify-single-word="false"/>
      <style:text-properties style:font-name="Arial3" fo:font-family="Arial" style:font-style-name="Negrita" style:font-family-generic="swiss" style:font-pitch="variable" fo:font-size="14pt"/>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6.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ítulo_20_2_20_Arial" style:display-name="Título 2 Arial" style:family="paragraph" style:parent-style-name="Heading_20_2" style:auto-update="true" style:default-outline-level="" style:list-style-name="">
      <style:paragraph-properties fo:text-align="center" style:justify-single-word="false"/>
      <style:text-properties style:font-name="Arial3" fo:font-family="Arial" style:font-style-name="Negrita" style:font-family-generic="swiss" style:font-pitch="variable" fo:font-size="13pt" fo:font-style="italic" fo:font-weight="normal" style:font-style-asian="italic" style:font-weight-asian="normal" style:font-style-complex="italic" style:font-weight-complex="normal"/>
    </style:style>
    <style:style style:name="Contents_20_2" style:display-name="Contents 2" style:family="paragraph" style:parent-style-name="Index" style:class="index">
      <style:paragraph-properties fo:margin-left="0.499cm" fo:text-indent="0cm" style:auto-text-indent="false">
        <style:tab-stops>
          <style:tab-stop style:position="15.7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5.199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4.1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1"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Cabecera_20_Arial">
      <style:paragraph-properties fo:text-align="start" style:justify-single-word="false"/>
    </style:style>
    <style:style style:name="MT1" style:family="text">
      <style:text-properties officeooo:rsid="0019b053"/>
    </style:style>
    <style:style style:name="MT2" style:family="text">
      <style:text-properties officeooo:rsid="00261303"/>
    </style:style>
    <style:style style:name="MT3" style:family="text">
      <style:text-properties officeooo:rsid="0039268f"/>
    </style:style>
    <style:style style:name="MT4" style:family="text">
      <style:text-properties officeooo:rsid="0037ffd4"/>
    </style:style>
    <style:page-layout style:name="Mpm1">
      <style:page-layout-properties fo:page-width="21.001cm" fo:page-height="29.7cm" style:num-format="1" style:print-orientation="portrait" fo:margin-top="1.349cm" fo:margin-bottom="1.349cm" fo:margin-left="2.401cm" fo:margin-right="2.401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349cm" fo:margin-bottom="1.349cm" fo:margin-left="2.401cm" fo:margin-right="2.4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draw:fill="bitmap" draw:fill-image-name="logoFull" draw:fill-image-width="5.2cm" draw:fill-image-height="0.6cm" style:repeat="no-repeat" draw:fill-image-ref-point-x="0%" draw:fill-image-ref-point-y="0%" draw:fill-image-ref-point="right" draw:tile-repeat-offset="0% vertical">
          <style:background-image xlink:href="Pictures/10000000000001C40000006F1802911F0BC787F5.jpg" xlink:type="simple" xlink:actuate="onLoad" style:position="center right" style:repeat="no-repeat"/>
        </style:header-footer-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Pie_20_de_20_página_20_derecho_20_Arial"><text:span text:style-name="MT1">Fernando Gonzalez Serrano. </text:span><text:span text:style-name="MT2">Página</text:span> <text:page-number text:select-page="current">0</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Páginas_20_sin_20_numeración" style:display-name="Páginas sin numeración" style:page-layout-name="Mpm3" draw:style-name="Mdp1">
      <style:header>
        <text:p text:style-name="MP1"><text:bookmark-start text:name="__RefHeading___Toc1082_1624725723"/>Web “Hotel Aura de Mallorca” propuesta de proyect<text:span text:style-name="MT3">o</text:span><text:bookmark-end text:name="__RefHeading___Toc1082_1624725723"/></text:p>
      </style:header>
      <style:footer>
        <text:p text:style-name="Pie_20_de_20_página_20_derecho_20_Arial"><text:span text:style-name="MT4"><text:s/>Página </text:span><text:page-number text:select-page="current">7</text:page-number></text:p>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30T13:16:49.282000000</meta:creation-date>
    <dc:date>2023-10-08T20:57:08.867000000</dc:date>
    <meta:editing-duration>PT3H19M43S</meta:editing-duration>
    <meta:editing-cycles>48</meta:editing-cycles>
    <meta:generator>LibreOffice/7.6.2.1$Windows_X86_64 LibreOffice_project/56f7684011345957bbf33a7ee678afaf4d2ba333</meta:generator>
    <meta:print-date>2023-09-30T19:21:14.612000000</meta:print-date>
    <meta:printed-by>Archivos PDF</meta:printed-by>
    <meta:document-statistic meta:table-count="0" meta:image-count="0" meta:object-count="0" meta:page-count="7" meta:paragraph-count="60" meta:word-count="636" meta:character-count="3985" meta:non-whitespace-character-count="3421"/>
  </office:meta>
</office:document-meta>
</file>